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b7205" officeooo:paragraph-rsid="0032694d"/>
    </style:style>
    <style:style style:name="P10" style:family="paragraph" style:parent-style-name="Table_20_Contents">
      <style:text-properties officeooo:rsid="001c2620" officeooo:paragraph-rsid="001c2620"/>
    </style:style>
    <style:style style:name="P11" style:family="paragraph" style:parent-style-name="Table_20_Contents">
      <style:text-properties officeooo:paragraph-rsid="001ebcb1"/>
    </style:style>
    <style:style style:name="P12" style:family="paragraph" style:parent-style-name="Table_20_Contents">
      <style:text-properties officeooo:paragraph-rsid="00132996"/>
    </style:style>
    <style:style style:name="P13" style:family="paragraph" style:parent-style-name="Text_20_body">
      <style:paragraph-properties fo:text-align="center" style:justify-single-word="false"/>
      <style:text-properties officeooo:paragraph-rsid="00246b53"/>
    </style:style>
    <style:style style:name="P14" style:family="paragraph" style:parent-style-name="Table_20_Contents">
      <style:text-properties officeooo:paragraph-rsid="002697ab"/>
    </style:style>
    <style:style style:name="P15" style:family="paragraph" style:parent-style-name="Table_20_Contents">
      <style:text-properties officeooo:paragraph-rsid="002e1f4c"/>
    </style:style>
    <style:style style:name="P16" style:family="paragraph" style:parent-style-name="Table_20_Contents">
      <style:text-properties officeooo:paragraph-rsid="002e2d3e"/>
    </style:style>
    <style:style style:name="P17" style:family="paragraph" style:parent-style-name="Table_20_Contents">
      <style:text-properties officeooo:paragraph-rsid="0032694d"/>
    </style:style>
    <style:style style:name="P18" style:family="paragraph" style:parent-style-name="Table_20_Contents">
      <style:text-properties officeooo:paragraph-rsid="0035b93c"/>
    </style:style>
    <style:style style:name="P19" style:family="paragraph" style:parent-style-name="Table_20_Contents">
      <style:text-properties officeooo:rsid="001b7205" officeooo:paragraph-rsid="003d8c04"/>
    </style:style>
    <style:style style:name="P20" style:family="paragraph" style:parent-style-name="Table_20_Contents">
      <style:text-properties officeooo:rsid="001c2620" officeooo:paragraph-rsid="003d8c0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fo:font-size="12pt" officeooo:rsid="003d8c04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fo:font-size="14pt" officeooo:rsid="001b7205" style:font-size-asian="14pt" style:font-size-complex="14pt"/>
    </style:style>
    <style:style style:name="T14" style:family="text">
      <style:text-properties fo:font-size="14pt" officeooo:rsid="00079aa8" style:font-size-asian="14pt" style:font-size-complex="14pt"/>
    </style:style>
    <style:style style:name="T15" style:family="text">
      <style:text-properties fo:font-size="14pt" officeooo:rsid="002dad21" style:font-size-asian="14pt" style:font-size-complex="14pt"/>
    </style:style>
    <style:style style:name="T16" style:family="text">
      <style:text-properties fo:font-size="14pt" officeooo:rsid="002e1f4c" style:font-size-asian="14pt" style:font-size-complex="14pt"/>
    </style:style>
    <style:style style:name="T17" style:family="text">
      <style:text-properties fo:font-size="14pt" officeooo:rsid="003bcecd" style:font-size-asian="14pt" style:font-size-complex="14pt"/>
    </style:style>
    <style:style style:name="T18" style:family="text">
      <style:text-properties fo:font-size="14pt" officeooo:rsid="003d8c04" style:font-size-asian="14pt" style:font-size-complex="14pt"/>
    </style:style>
    <style:style style:name="T19" style:family="text">
      <style:text-properties officeooo:rsid="002aee4a"/>
    </style:style>
    <style:style style:name="T20" style:family="text">
      <style:text-properties officeooo:rsid="002e1f4c"/>
    </style:style>
    <style:style style:name="T21" style:family="text">
      <style:text-properties officeooo:rsid="002e2d3e"/>
    </style:style>
    <style:style style:name="T22" style:family="text">
      <style:text-properties officeooo:rsid="002faa2e"/>
    </style:style>
    <style:style style:name="T23" style:family="text">
      <style:text-properties officeooo:rsid="00310977"/>
    </style:style>
    <style:style style:name="T24" style:family="text">
      <style:text-properties officeooo:rsid="00325165"/>
    </style:style>
    <style:style style:name="T25" style:family="text">
      <style:text-properties officeooo:rsid="0032694d"/>
    </style:style>
    <style:style style:name="T26" style:family="text">
      <style:text-properties officeooo:rsid="00344e38"/>
    </style:style>
    <style:style style:name="T27" style:family="text">
      <style:text-properties officeooo:rsid="0036e770"/>
    </style:style>
    <style:style style:name="T28" style:family="text">
      <style:text-properties officeooo:rsid="0038e32b"/>
    </style:style>
    <style:style style:name="T29" style:family="text">
      <style:text-properties officeooo:rsid="003bb4e9"/>
    </style:style>
    <style:style style:name="T30" style:family="text">
      <style:text-properties officeooo:rsid="003d8c04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3"><text:span text:style-name="Strong_20_Emphasis"><text:span text:style-name="T13">Exam </text:span></text:span><text:span text:style-name="Strong_20_Emphasis"><text:span text:style-name="T17">3</text:span></text:span><text:span text:style-name="Strong_20_Emphasis"><text:span text:style-name="T14"> </text:span></text:span><text:span text:style-name="Strong_20_Emphasis"><text:span text:style-name="T15">[Factor = </text:span></text:span><text:span text:style-name="Strong_20_Emphasis"><text:span text:style-name="T16">0.</text:span></text:span><text:span text:style-name="Strong_20_Emphasis"><text:span text:style-name="T18">3333</text:span></text:span><text:span text:style-name="Strong_20_Emphasis"><text:span text:style-name="T15">]</text:span></text:span></text:p>
      <text:p text:style-name="P13"><text:span text:style-name="Strong_20_Emphasis"><text:span text:style-name="T4">Three (3) points awarded per subtask; subtasks evaluated on a scale of 0.0-1.0; </text:span></text:span><text:span text:style-name="Strong_20_Emphasis"><text:span text:style-name="T5">30</text:span></text:span><text:span text:style-name="Strong_20_Emphasis"><text:span text:style-name="T4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7">Task 1 </text:span></text:span><text:span text:style-name="Strong_20_Emphasis"><text:span text:style-name="T27">(</text:span></text:span><text:span text:style-name="Strong_20_Emphasis"><text:span text:style-name="T30">9</text:span></text:span><text:span text:style-name="Strong_20_Emphasis"><text:span text:style-name="T27"> pts)</text:span></text:span><text:span text:style-name="Strong_20_Emphasis"><text:span text:style-name="T7">:</text:span></text:span></text:p>
                  <text:p text:style-name="P15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6"><text:span text:style-name="T30">a) Five </text:span><text:span text:style-name="T9">response</text:span><text:span text:style-name="T30">s are</text:span><text:span text:style-name="T8"> provided </text:span><text:span text:style-name="T30">for Greatest Challenges; </text:span><text:span text:style-name="T8"><text:s/></text:span><text:span text:style-name="T30">b) </text:span><text:span text:style-name="T9">a </text:span><text:span text:style-name="T20">translation of </text:span><text:span text:style-name="T30">one</text:span><text:span text:style-name="T20"> paragraph </text:span><text:span text:style-name="T30">from abstract; <text:s/>c)</text:span><text:span text:style-name="T20"> </text:span><text:span text:style-name="T30">summary of the Conclusion </text:span></text:p>
                </table:table-cell>
                <table:table-cell table:style-name="Table1.A1" office:value-type="string">
                  <text:p text:style-name="P6"><text:span text:style-name="T20">T</text:span><text:span text:style-name="T8">he a</text:span>ccount provide<text:span text:style-name="T8">s</text:span> complete information; <text:span text:style-name="T8">statements are complete, logical </text:span><text:span text:style-name="T19">and well-formed; </text:span><text:span text:style-name="T22">translation </text:span><text:span text:style-name="T23">grammatical </text:span><text:span text:style-name="T22">quality is solid</text:span></text:p>
                </table:table-cell>
                <table:table-cell table:style-name="Table1.A1" office:value-type="string">
                  <text:p text:style-name="P10"><text:span text:style-name="T21">T</text:span>he account provides a sufficient amount of information and detail; <text:span text:style-name="T22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11"><text:span text:style-name="Strong_20_Emphasis"><text:span text:style-name="T9">Task 2 </text:span></text:span><text:span text:style-name="Strong_20_Emphasis"><text:span text:style-name="T27">(6 pts)</text:span></text:span><text:span text:style-name="Strong_20_Emphasis"><text:span text:style-name="T9">:</text:span></text:span></text:p>
                  <text:p text:style-name="P16"><text:span text:style-name="Strong_20_Emphasis"/></text:p>
                </table:table-cell>
                <table:table-cell table:style-name="Table1.A1" office:value-type="string">
                  <text:p text:style-name="P6"><text:span text:style-name="T30">a) </text:span><text:span text:style-name="T20">One</text:span><text:span text:style-name="T8"> </text:span><text:span text:style-name="T9">response </text:span><text:span text:style-name="T20">is </text:span><text:span text:style-name="T8"><text:s/>provided </text:span><text:span text:style-name="T30">on high annotational burden; b) definition of weakly-supervised deep learning</text:span></text:p>
                </table:table-cell>
                <table:table-cell table:style-name="Table1.A1" office:value-type="string">
                  <text:p text:style-name="P6"><text:span text:style-name="T20">T</text:span><text:span text:style-name="T8">he a</text:span>ccount provide<text:span text:style-name="T8">s</text:span> complete information; <text:span text:style-name="T8">statements are complete, logical </text:span><text:span text:style-name="T19">and well-formed; </text:span><text:span text:style-name="T22">translation </text:span><text:span text:style-name="T23">grammatical </text:span><text:span text:style-name="T22">quality is solid</text:span></text:p>
                </table:table-cell>
                <table:table-cell table:style-name="Table1.A1" office:value-type="string">
                  <text:p text:style-name="P10"><text:span text:style-name="T21">T</text:span>he account provides a sufficient amount of information and detail; <text:span text:style-name="T22">translation quality captures the original information</text:span>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6">T</text:span></text:span><text:span text:style-name="Strong_20_Emphasis"><text:span text:style-name="T10">ask 3 </text:span></text:span><text:span text:style-name="Strong_20_Emphasis"><text:span text:style-name="T27">(6 pts)</text:span></text:span><text:span text:style-name="Strong_20_Emphasis"><text:span text:style-name="T10">:</text:span></text:span></text:p>
                  <text:p text:style-name="P18"><text:span text:style-name="Strong_20_Emphasis"/></text:p>
                </table:table-cell>
                <table:table-cell table:style-name="Table1.A1" office:value-type="string">
                  <text:p text:style-name="P8"><text:span text:style-name="T30">One </text:span><text:span text:style-name="T9">responses </text:span><text:span text:style-name="T30">is provided describing the quantum technology cycle diagram</text:span></text:p>
                </table:table-cell>
                <table:table-cell table:style-name="Table1.A1" office:value-type="string">
                  <text:p text:style-name="P6"><text:span text:style-name="T30">The </text:span><text:span text:style-name="T8">a</text:span>ccount <text:s/>provide<text:span text:style-name="T8">s</text:span> complete information; <text:span text:style-name="T8">statements are complete, logical </text:span><text:span text:style-name="T19">and well-formed</text:span></text:p>
                </table:table-cell>
                <table:table-cell table:style-name="Table1.A1" office:value-type="string">
                  <text:p text:style-name="P10"><text:span text:style-name="T30">The account </text:span>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4"><text:span text:style-name="Strong_20_Emphasis"><text:span text:style-name="T12">Task 4 </text:span></text:span><text:span text:style-name="Strong_20_Emphasis"><text:span text:style-name="T27">(</text:span></text:span><text:span text:style-name="Strong_20_Emphasis"><text:span text:style-name="T29">9</text:span></text:span><text:span text:style-name="Strong_20_Emphasis"><text:span text:style-name="T27"> pts)</text:span></text:span><text:span text:style-name="Strong_20_Emphasis"><text:span text:style-name="T12">:</text:span></text:span></text:p>
                  <text:p text:style-name="P17"><text:span text:style-name="Strong_20_Emphasis"/></text:p>
                </table:table-cell>
                <table:table-cell table:style-name="Table1.A5" office:value-type="string">
                  <text:p text:style-name="P9"><text:span text:style-name="T30">12</text:span><text:span text:style-name="T8"> </text:span><text:span text:style-name="T9">responses </text:span><text:span text:style-name="T8">are provided: </text:span><text:span text:style-name="T26">definition and </text:span><text:span text:style-name="T20">translation of </text:span><text:span text:style-name="T30">12</text:span><text:span text:style-name="T26"> technical terms; def.s / <text:s/></text:span><text:span text:style-name="T22">translation</text:span><text:span text:style-name="T26">s</text:span><text:span text:style-name="T22"> </text:span><text:span text:style-name="T26">are </text:span><text:span text:style-name="T22"><text:s/>highly accurate</text:span></text:p>
                </table:table-cell>
                <table:table-cell table:style-name="Table1.A5" office:value-type="string">
                  <text:p text:style-name="P19"><text:span text:style-name="T30">The </text:span><text:span text:style-name="T8">a</text:span>ccount <text:s/>provide<text:span text:style-name="T8">s</text:span> complete information; <text:span text:style-name="T8">statements are complete, logical </text:span><text:span text:style-name="T19">and well-formed</text:span></text:p>
                </table:table-cell>
                <table:table-cell table:style-name="Table1.A5" office:value-type="string">
                  <text:p text:style-name="P20"><text:span text:style-name="T30">The account </text:span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6:35:30.797946988</dc:date>
    <meta:editing-duration>PT3H16M35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45" meta:character-count="1725" meta:non-whitespace-character-count="1486"/>
  </office:meta>
</office:document-meta>
</file>